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3.248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3.532cm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2.25cm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3.656cm"/>
    </style:style>
    <style:style style:name="gr6" style:family="graphic" style:parent-style-name="standard">
      <style:graphic-properties draw:textarea-horizontal-align="justify" draw:textarea-vertical-align="middle" draw:auto-grow-height="false" fo:min-height="1.514cm" fo:min-width="3.34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702cm" fo:min-width="3.342cm"/>
    </style:style>
    <style:style style:name="gr9" style:family="graphic" style:parent-style-name="standard">
      <style:graphic-properties draw:stroke="none" svg:stroke-color="#000000" draw:fill="none" draw:fill-color="#ffffff" fo:min-height="1.623cm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2.05cm"/>
    </style:style>
    <style:style style:name="gr11" style:family="graphic" style:parent-style-name="standard">
      <style:graphic-properties draw:textarea-horizontal-align="justify" draw:textarea-vertical-align="middle" draw:auto-grow-height="false" fo:min-height="1.766cm" fo:min-width="3.27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3cm" svg:height="3.1cm" svg:x="8.8cm" svg:y="1.2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5.7cm" svg:height="3.3cm" svg:x="7.7cm" svg:y="25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5cm" svg:height="4.6cm" svg:x="7.5cm" svg:y="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" draw:id="id6" draw:layer="layout" svg:width="5.2cm" svg:height="4.7cm" svg:x="12.6cm" svg:y="12.8cm">
          <text:p text:style-name="P1">jeśli x &l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2" draw:id="id2" draw:layer="layout" svg:width="6.6cm" svg:height="2.7cm" svg:x="7.6cm" svg:y="5.7cm">
          <text:p text:style-name="P1">wczytaj y,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6.1cm" svg:height="2.8cm" svg:x="0.9cm" svg:y="14.1cm">
          <text:p text:style-name="P1">Pisz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0.001cm" svg:height="0.1cm" svg:x="14.2cm" svg:y="1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8" draw:id="id8" draw:layer="layout" svg:width="6.1cm" svg:height="3.1cm" svg:x="6.6cm" svg:y="18.3cm">
          <text:p text:style-name="P1">Pisz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3.5cm" svg:height="1.873cm" svg:x="8.7cm" svg:y="11.3cm">
          <draw:text-box>
            <text:p>Jeśli x &gt; y</text:p>
          </draw:text-box>
        </draw:frame>
        <draw:custom-shape draw:style-name="gr10" draw:text-style-name="P1" xml:id="id7" draw:id="id7" draw:layer="layout" svg:width="5.1cm" svg:height="4.5cm" svg:x="15.7cm" svg:y="17cm">
          <text:p text:style-name="P1">jeśli x =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9" draw:id="id9" draw:layer="layout" svg:width="6cm" svg:height="3.2cm" svg:x="14cm" svg:y="22.8cm">
          <text:p text:style-name="P1">Pisz x =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svg:x1="11.45cm" svg:y1="4.3cm" svg:x2="10.9cm" svg:y2="5.7cm" draw:start-shape="id1" draw:start-glue-point="8" draw:end-shape="id2" draw:end-glue-point="5" svg:d="M11450 4300v700h-550v700" svg:viewBox="0 0 551 1401">
          <text:p/>
        </draw:connector>
        <draw:connector draw:style-name="gr12" draw:text-style-name="P4" draw:layer="layout" svg:x1="10.9cm" svg:y1="8.4cm" svg:x2="10.25cm" svg:y2="9.3cm" draw:start-shape="id2" draw:start-glue-point="8" draw:end-shape="id3" draw:end-glue-point="4" svg:d="M10900 8400v451h-650v449" svg:viewBox="0 0 651 901">
          <text:p/>
        </draw:connector>
        <draw:connector draw:style-name="gr12" draw:text-style-name="P4" draw:layer="layout" svg:x1="7.5cm" svg:y1="11.6cm" svg:x2="3.95cm" svg:y2="14.1cm" draw:start-shape="id3" draw:start-glue-point="5" draw:end-shape="id4" draw:end-glue-point="5" svg:d="M7500 11600h-3550v2500" svg:viewBox="0 0 3551 2501">
          <text:p/>
        </draw:connector>
        <draw:connector draw:style-name="gr12" draw:text-style-name="P4" draw:layer="layout" svg:x1="3.95cm" svg:y1="16.9cm" svg:x2="7.7cm" svg:y2="26.75cm" draw:start-shape="id4" draw:start-glue-point="8" draw:end-shape="id5" draw:end-glue-point="6" svg:d="M3950 16900v9850h3750" svg:viewBox="0 0 3751 9851">
          <text:p/>
        </draw:connector>
        <draw:connector draw:style-name="gr12" draw:text-style-name="P4" draw:layer="layout" svg:x1="13cm" svg:y1="11.6cm" svg:x2="15.2cm" svg:y2="12.8cm" draw:start-shape="id3" draw:start-glue-point="7" draw:end-shape="id6" draw:end-glue-point="4" svg:d="M13000 11600h2200v1200" svg:viewBox="0 0 2201 1201">
          <text:p/>
        </draw:connector>
        <draw:connector draw:style-name="gr13" draw:text-style-name="P4" draw:layer="layout" svg:x1="17.8cm" svg:y1="15.15cm" svg:x2="18.25cm" svg:y2="17cm" draw:start-shape="id6" draw:start-glue-point="7" draw:end-shape="id7" draw:end-glue-point="4" svg:d="M17800 15150h450v1850" svg:viewBox="0 0 451 1851">
          <text:p text:style-name="P1">NIE</text:p>
        </draw:connector>
        <draw:connector draw:style-name="gr13" draw:text-style-name="P4" draw:layer="layout" svg:x1="12.6cm" svg:y1="15.15cm" svg:x2="9.65cm" svg:y2="18.3cm" draw:start-shape="id6" draw:start-glue-point="5" draw:end-shape="id8" draw:end-glue-point="5" svg:d="M12600 15150h-2950v3150" svg:viewBox="0 0 2951 3151">
          <text:p text:style-name="P1">TAK</text:p>
        </draw:connector>
        <draw:connector draw:style-name="gr12" draw:text-style-name="P4" draw:layer="layout" svg:x1="9.65cm" svg:y1="21.4cm" svg:x2="10.55cm" svg:y2="25.1cm" draw:start-shape="id8" draw:start-glue-point="8" draw:end-shape="id5" svg:d="M9650 21400v1851h900v1849" svg:viewBox="0 0 901 3701">
          <text:p/>
        </draw:connector>
        <draw:connector draw:style-name="gr12" draw:text-style-name="P4" draw:layer="layout" svg:x1="18.25cm" svg:y1="21.5cm" svg:x2="17.75cm" svg:y2="22.8cm" draw:start-shape="id7" draw:start-glue-point="6" draw:end-shape="id9" draw:end-glue-point="4" svg:d="M18250 21500v651h-500v649" svg:viewBox="0 0 501 1301">
          <text:p/>
        </draw:connector>
        <draw:connector draw:style-name="gr12" draw:text-style-name="P4" draw:layer="layout" svg:x1="14.75cm" svg:y1="24.4cm" svg:x2="12.566cm" svg:y2="25.583cm" draw:start-shape="id9" draw:start-glue-point="9" draw:end-shape="id5" draw:end-glue-point="11" svg:d="M14750 24400h-2184v1183" svg:viewBox="0 0 2185 1184">
          <text:p/>
        </draw:connector>
        <draw:frame draw:style-name="gr14" draw:text-style-name="P3" draw:layer="layout" svg:width="2.7cm" svg:height="1.2cm" svg:x="4.7cm" svg:y="10.7cm">
          <draw:text-box>
            <text:p>TAK</text:p>
          </draw:text-box>
        </draw:frame>
        <draw:frame draw:style-name="gr15" draw:text-style-name="P3" draw:layer="layout" svg:width="2.3cm" svg:height="1.4cm" svg:x="13.6cm" svg:y="10.556cm">
          <draw:text-box>
            <text:p>N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47.939206976</meta:creation-date>
    <dc:date>2019-09-12T23:27:18.687000000</dc:date>
    <meta:editing-duration>PT19M49S</meta:editing-duration>
    <meta:editing-cycles>4</meta:editing-cycles>
    <meta:generator>LibreOffice/6.2.0.3$Windows_X86_64 LibreOffice_project/98c6a8a1c6c7b144ce3cc729e34964b47ce25d62</meta:generator>
    <meta:document-statistic meta:object-count="23"/>
  </office:meta>
</office:document-meta>
</file>